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ae47" officeooo:paragraph-rsid="0011ae47"/>
    </style:style>
    <style:style style:name="P2" style:family="paragraph" style:parent-style-name="Standard">
      <style:text-properties fo:color="#000000" fo:font-size="13pt" officeooo:rsid="0011ae47" officeooo:paragraph-rsid="0011ae47" style:font-size-asian="13pt" style:font-size-complex="13pt"/>
    </style:style>
    <style:style style:name="P3" style:family="paragraph" style:parent-style-name="Standard">
      <style:text-properties fo:color="#000000" fo:font-size="13pt" officeooo:paragraph-rsid="0011ae47" style:font-size-asian="13pt" style:font-size-complex="13pt"/>
    </style:style>
    <style:style style:name="P4" style:family="paragraph" style:parent-style-name="Standard">
      <style:text-properties fo:font-size="13pt" officeooo:rsid="0011ae47" officeooo:paragraph-rsid="0011ae47" style:font-size-asian="13pt" style:font-size-complex="13pt"/>
    </style:style>
    <style:style style:name="P5" style:family="paragraph" style:parent-style-name="Standard">
      <style:text-properties fo:font-size="13pt" officeooo:paragraph-rsid="0011ae47" style:font-size-asian="13pt" style:font-size-complex="13pt"/>
    </style:style>
    <style:style style:name="P6" style:family="paragraph" style:parent-style-name="Heading_20_3">
      <style:text-properties fo:font-size="13pt" officeooo:paragraph-rsid="0011ae47" style:font-size-asian="13pt" style:font-size-complex="13pt"/>
    </style:style>
    <style:style style:name="P7" style:family="paragraph" style:parent-style-name="Heading_20_3">
      <style:text-properties fo:font-size="13pt" fo:font-weight="normal" officeooo:paragraph-rsid="0011ae47" style:font-size-asian="13pt" style:font-weight-asian="normal" style:font-size-complex="13pt" style:font-weight-complex="normal"/>
    </style:style>
    <style:style style:name="T1" style:family="text">
      <style:text-properties officeooo:rsid="0011ae47"/>
    </style:style>
    <style:style style:name="T2" style:family="text">
      <style:text-properties fo:background-color="transparent" loext:char-shading-value="0"/>
    </style:style>
    <style:style style:name="T3" style:family="text">
      <style:text-properties officeooo:rsid="0011ae47" fo:background-color="transparent" loext:char-shading-value="0"/>
    </style:style>
    <style:style style:name="T4" style:family="text">
      <style:text-properties fo:color="#000000" fo:font-weight="normal" style:font-weight-asian="normal" style:font-weight-complex="normal"/>
    </style:style>
    <style:style style:name="T5" style:family="text">
      <style:text-properties fo:color="#000000" fo:font-weight="normal" officeooo:rsid="0011ae47" style:font-weight-asian="normal" style:font-weight-complex="normal"/>
    </style:style>
    <style:style style:name="T6" style:family="text">
      <style:text-properties fo:color="#000000" fo:font-weight="normal" officeooo:rsid="00122208" style:font-weight-asian="normal" style:font-weight-complex="normal"/>
    </style:style>
    <style:style style:name="T7" style:family="text">
      <style:text-properties fo:color="#000000" fo:font-weight="normal" officeooo:rsid="00130e31" style:font-weight-asian="normal" style:font-weight-complex="normal"/>
    </style:style>
    <style:style style:name="T8" style:family="text">
      <style:text-properties fo:color="#000000" fo:font-weight="bold" officeooo:rsid="00130e31" style:font-weight-asian="bold" style:font-weight-complex="bold"/>
    </style:style>
    <style:style style:name="T9" style:family="text">
      <style:text-properties officeooo:rsid="00122208"/>
    </style:style>
    <style:style style:name="T10" style:family="text">
      <style:text-properties officeooo:rsid="00130e31"/>
    </style:style>
    <style:style style:name="T11" style:family="text">
      <style:text-properties fo:font-size="13pt" style:text-underline-style="none" style:font-size-asian="13pt" style:font-size-complex="13pt"/>
    </style:style>
    <style:style style:name="T12" style:family="text">
      <style:text-properties fo:font-size="13pt" style:text-underline-style="none" officeooo:rsid="00130e31" style:font-size-asian="13pt" style:font-size-complex="13pt"/>
    </style:style>
    <style:style style:name="T13" style:family="text">
      <style:text-properties fo:font-size="13pt" style:text-underline-style="none" fo:font-weight="normal" style:font-size-asian="13pt" style:font-weight-asian="normal" style:font-size-complex="13pt" style:font-weight-complex="normal"/>
    </style:style>
    <style:style style:name="T14" style:family="text">
      <style:text-properties fo:font-size="13pt" style:text-underline-style="none" fo:font-weight="normal" officeooo:rsid="00130e31" style:font-size-asian="13pt" style:font-weight-asian="normal" style:font-size-complex="13pt" style:font-weight-complex="normal"/>
    </style:style>
    <style:style style:name="T15"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6" style:family="text">
      <style:text-properties fo:font-size="13pt" fo:font-style="normal" style:text-underline-style="none" style:font-size-asian="13pt" style:font-style-asian="normal" style:font-size-complex="13pt" style:font-style-complex="normal"/>
    </style:style>
    <style:style style:name="T1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8" style:family="text">
      <style:text-properties fo:font-size="13pt" fo:font-style="normal" style:font-size-asian="13pt" style:font-style-asian="normal" style:font-size-complex="13pt" style:font-style-complex="normal"/>
    </style:style>
    <style:style style:name="T19"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0" style:family="text">
      <style:text-properties fo:font-size="13pt" style:text-underline-style="solid" style:text-underline-width="auto" style:text-underline-color="font-color" fo:font-weight="normal" officeooo:rsid="00130e31" style:font-size-asian="13pt" style:font-weight-asian="normal" style:font-size-complex="13pt" style:font-weight-complex="normal"/>
    </style:style>
    <style:style style:name="T21" style:family="text">
      <style:text-properties fo:font-size="13pt" style:text-underline-style="solid" style:text-underline-width="auto" style:text-underline-color="font-color" officeooo:rsid="00130e31" style:font-size-asian="13pt" style:font-size-complex="13pt"/>
    </style:style>
    <style:style style:name="T22" style:family="text">
      <style:text-properties style:text-underline-style="none"/>
    </style:style>
    <style:style style:name="T23" style:family="text">
      <style:text-properties style:text-underline-style="none" officeooo:rsid="00130e31"/>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130e31"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130e31" style:font-weight-asian="bold" style:font-weight-complex="bold"/>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size="14pt" style:text-underline-style="none" fo:font-weight="normal" style:font-size-asian="14pt" style:font-weight-asian="normal" style:font-size-complex="14pt" style:font-weight-complex="normal"/>
    </style:style>
    <style:style style:name="T32" style:family="text">
      <style:text-properties fo:font-size="14pt" style:text-underline-style="none" style:font-size-asian="14pt" style:font-size-complex="14pt"/>
    </style:style>
    <style:style style:name="T33" style:family="text">
      <style:text-properties style:text-underline-style="solid" style:text-underline-width="auto" style:text-underline-color="font-color" officeooo:rsid="00130e31"/>
    </style:style>
    <style:style style:name="T34" style:family="text">
      <style:text-properties style:text-underline-style="solid" style:text-underline-width="auto" style:text-underline-color="font-color" fo:font-weight="normal" officeooo:rsid="00130e31"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139f89" style:font-weight-asian="normal" style:font-weight-complex="normal"/>
    </style:style>
    <style:style style:name="T37" style:family="text">
      <style:text-properties fo:font-weight="bold" officeooo:rsid="00130e31" style:font-weight-asian="bold" style:font-weight-complex="bold"/>
    </style:style>
    <style:style style:name="T38" style:family="text">
      <style:text-properties officeooo:rsid="0014c9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Software Development Life Cycle is a process for planning, creating, testing &amp; deploying an information system. It <text:s/>serves as a guide to the project and provides a flexible and consistent medium to accommodate changes, and perform the project to meet client’s objectives. SDLC phases define key schedule and delivery points which ensure timely and correct delivery to the client within budget and other constraints and project requirements. SDLC co-operates project control and management activities as they must be introduced within each phase of SDLC. </text:p>
      <text:p text:style-name="P2"/>
      <text:p text:style-name="P3"><text:span text:style-name="T1">2. T</text:span><text:span text:style-name="T2">he project management life cycle consists of five </text:span><text:span text:style-name="T3">phases: </text:span><text:s/>Initiation, Planning, Execution, Control, and Closure.</text:p>
      <text:p text:style-name="P3"/>
      <text:p text:style-name="P5"><text:span text:style-name="T8">Initiation: </text:span><text:span text:style-name="T4">Before </text:span><text:span text:style-name="T5">start</text:span><text:span text:style-name="T4"> a project, the project has to be initiated. </text:span><text:span text:style-name="T5">Here we must</text:span> provide an overview of the project in addition to the strategy on using in order to achieve the desired results. </text:p>
      <text:h text:style-name="P7" text:outline-level="3"><text:span text:style-name="T29">Project Planning</text:span><text:span text:style-name="T28">: </text:span><text:span text:style-name="T30">This phase is key to successful project management and focuses on developing a roadmap that everyone will follow. <text:s/></text:span>During this phase, the scope of the project is defined and a project management plan is developed. It involves identifying the cost, quality, available resources, and a realistic timetable. The project plans also includes establishing baselines or performance measures. These are generated using the scope, schedule and cost of a project. </text:h>
      <text:h text:style-name="P7" text:outline-level="3"><text:span text:style-name="T26">Project Execution: </text:span>This is the phase where deliverables are developed and completed. This often feels like the meat of the project since a lot is happening during this time, like status reports and meetings, development updates, and performance reports.</text:h>
      <text:h text:style-name="P6" text:outline-level="3"><text:span text:style-name="T26">Monitoring </text:span><text:span text:style-name="T27">&amp; Control:</text:span><text:span text:style-name="T34"> </text:span><text:span text:style-name="T35">This is all about measuring project progression and performance and ensuring that everything happening aligns with the project management plan. Project managers will use key performance indicators </text:span><text:span text:style-name="T36">t</text:span><text:span text:style-name="T35">o determine if the project is on track. </text:span></text:h>
      <text:p text:style-name="P5"><text:span text:style-name="T37">Closure: </text:span><text:span text:style-name="T10">After completing project, t</text:span>he project manager should ensure that the project is brought to its proper conclusion. The Closure phase is typically highlighted by a written formal project review report which contains the following elements: a formal acceptance of the final product , lessons learned, project resources, and a formal project closure notification to higher management.</text:p>
      <text:p text:style-name="P4"/>
      <text:p text:style-name="P4"/>
      <text:p text:style-name="P4">3. The business analyst acts as a communication bridge between IT and the business stakeholders. Business analysts should have good communication skills, problem solving skills, analytical skills with the ability to engage with stakeholders to understand and respond to their needs in rapidly changing business environments.</text:p>
      <text:p text:style-name="P4"/>
      <text:p text:style-name="P4">Business analysis helps stakeholders achieve a shared understanding of the organization’s needs. This shared understanding puts the team in a position to make legitimate recommendations for those needs, and ultimately puts the organization in a position to move forward with the set of recommendations that best meets those needs. With a shared understanding of the needs, legitimate recommendations, and agreement to move forward with a certain set of recommendations, business analysis helps teams create the map for moving from the current state to the desired state. Having this map puts the team in a <text:soft-page-break/>position to keep stakeholders informed regarding progress, as teams navigate from the origin to the destination. </text:p>
      <text:p text:style-name="P4"/>
      <text:p text:style-name="P4"/>
      <text:p text:style-name="P4">4. Project managers ensure that a project is completed on t<text:span text:style-name="T38">i</text:span>me and within budget, that the project's objectives are met and that everyone else is doing their job properly. Projects are usually separate to usual day-to-day business activities and require a group of people to work together to achieve a set of specific objectives. Project managers oversee the project to ensure the desired result is achieved, the most efficient resources are used and the different interests involved are satis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30:56.840897964</meta:creation-date>
    <dc:date>2016-08-16T19:56:59.931105331</dc:date>
    <meta:editing-duration>PT5M20S</meta:editing-duration>
    <meta:editing-cycles>3</meta:editing-cycles>
    <meta:generator>LibreOffice/5.1.4.2$Linux_X86_64 LibreOffice_project/10m0$Build-2</meta:generator>
    <meta:document-statistic meta:table-count="0" meta:image-count="0" meta:object-count="0" meta:page-count="2" meta:paragraph-count="10" meta:word-count="575" meta:character-count="3784" meta:non-whitespace-character-count="3211"/>
  </office:meta>
</office:document-meta>
</file>